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 fo:margin-top="6.00pt" fo:margin-bottom="6.00p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12.00pt" fo:margin-bottom="6.00pt"/>
    </style: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136.05pt"/>
          <style:tab-stop style:position="3286.95pt" style:type="center"/>
        </style:tab-stops>
      </style:paragraph-properties>
    </style:style>
    <style:style style:name="P40" style:family="paragraph">
      <style:paragraph-properties fo:line-height="115.00%" fo:text-align="left" fo:margin-bottom="7.00p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44.50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144.50pt"/>
          <style:tab-stop style:position="3286.95pt" style:type="center"/>
        </style:tab-stops>
      </style:paragraph-properties>
    </style:style>
    <style:style style:name="P44" style:family="paragraph">
      <style:paragraph-properties fo:line-height="100.00%" fo:text-align="left" fo:margin-left="2.70pt" fo:text-indent="-2.70pt">
        <style:tab-stops>
          <style:tab-stop style:position="144.50pt"/>
          <style:tab-stop style:position="3286.95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44.50pt"/>
          <style:tab-stop style:position="3286.95pt" style:type="center"/>
        </style:tab-stops>
      </style:paragraph-properties>
    </style:style>
    <style:style style:name="P47" style:family="paragraph">
      <style:paragraph-properties fo:line-height="115.00%" fo:text-align="left" fo:margin-bottom="7.00p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147.30pt"/>
          <style:tab-stop style:position="3286.95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47.30pt"/>
          <style:tab-stop style:position="3286.95pt" style:type="center"/>
        </style:tab-stops>
      </style:paragraph-properties>
    </style:style>
    <style:style style:name="P51" style:family="paragraph">
      <style:paragraph-properties fo:line-height="100.00%" fo:text-align="left" fo:margin-left="2.70pt" fo:text-indent="-2.70pt">
        <style:tab-stops>
          <style:tab-stop style:position="147.30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47.30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147.30pt"/>
          <style:tab-stop style:position="3286.95pt" style:type="center"/>
        </style:tab-stops>
      </style:paragraph-properties>
    </style:style>
    <style:style style:name="P56" style:family="paragraph">
      <style:paragraph-properties fo:line-height="115.00%" fo:text-align="left" fo:margin-bottom="7.00pt"/>
    </style:style>
    <style:style style:name="P57" style:family="paragraph">
      <style:paragraph-properties fo:line-height="100.00%" fo:text-align="left" fo:margin-top="12.00pt" fo:margin-bottom="6.00pt"/>
    </style:style>
    <style:style style:name="P58" style:family="paragraph">
      <style:paragraph-properties fo:line-height="115.00%" fo:text-align="left" fo:margin-bottom="7.00p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2" style:family="paragraph">
      <style:paragraph-properties fo:line-height="115.00%" fo:text-align="left" fo:margin-bottom="7.00pt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402.6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402.60pt"/>
        </style:tab-stops>
      </style:paragraph-properties>
    </style:style>
    <style:style style:name="P66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196.05pt"/>
          <style:tab-stop style:position="3287.40pt"/>
        </style:tab-stops>
      </style:paragraph-properties>
    </style:style>
    <style:style style:name="P79" style:family="paragraph">
      <style:paragraph-properties fo:line-height="115.00%" fo:text-align="left" fo:margin-bottom="7.00p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3" style:family="paragraph">
      <style:paragraph-properties fo:line-height="115.00%" fo:text-align="left" fo:margin-bottom="7.00p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7" style:family="paragraph">
      <style:paragraph-properties fo:line-height="115.00%" fo:text-align="left" fo:margin-bottom="7.00pt"/>
    </style:style>
    <style:style style:name="P88" style:family="paragraph">
      <style:paragraph-properties fo:line-height="100.00%" fo:text-align="left" fo:margin-top="12.00pt" fo:margin-bottom="6.00pt"/>
    </style:style>
    <style:style style:name="P89" style:family="paragraph">
      <style:paragraph-properties fo:line-height="115.00%" fo:text-align="left" fo:margin-bottom="7.00p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93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157.95pt"/>
          <style:tab-stop style:position="3286.95pt" style:type="center"/>
          <style:tab-stop style:position="421118.95pt" style:type="right"/>
        </style:tab-stops>
      </style:paragraph-properties>
    </style:style>
    <style:style style:name="P108" style:family="paragraph">
      <style:paragraph-properties fo:line-height="115.00%" fo:text-align="left" fo:margin-bottom="7.00pt"/>
    </style:style>
    <style:style style:name="P109" style:family="paragraph">
      <style:paragraph-properties fo:line-height="100.00%" fo:text-align="left" fo:margin-top="12.00pt" fo:margin-bottom="6.00pt"/>
    </style:style>
    <style:style style:name="P110" style:family="paragraph">
      <style:paragraph-properties fo:line-height="115.00%" fo:text-align="left" fo:margin-bottom="7.00p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60.10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34" style:family="paragraph">
      <style:paragraph-properties fo:line-height="115.00%" fo:text-align="left" fo:margin-bottom="7.00pt"/>
    </style:style>
    <style:style style:name="P135" style:family="paragraph">
      <style:paragraph-properties fo:line-height="100.00%" fo:text-align="left" fo:margin-top="12.00pt" fo:margin-bottom="6.00pt"/>
    </style:style>
    <style:style style:name="P136" style:family="paragraph">
      <style:paragraph-properties fo:line-height="115.00%" fo:text-align="left" fo:margin-bottom="7.00pt"/>
    </style:style>
    <text:list-style style:name="L1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7" style:family="paragraph">
      <style:paragraph-properties fo:line-height="115.00%" fo:text-align="left" fo:margin-left="-18.00pt" fo:text-indent="18.00pt" fo:margin-bottom="7.00pt"/>
    </style:style>
    <style:style style:name="P138" style:family="paragraph">
      <style:paragraph-properties fo:line-height="115.00%" fo:text-align="left" fo:margin-bottom="7.00pt"/>
    </style:style>
    <text:list-style style:name="L1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9" style:family="paragraph">
      <style:paragraph-properties fo:line-height="115.00%" fo:text-align="left" fo:margin-left="-18.00pt" fo:text-indent="18.00pt" fo:margin-bottom="7.00pt"/>
    </style:style>
    <style:style style:name="TableColumn0100" style:family="table-column">
      <style:table-column-properties style:column-width="6.693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927083in"/>
    </style:style>
    <style:style style:name="TableColumn0201" style:family="table-column">
      <style:table-column-properties style:column-width="0.507639in"/>
    </style:style>
    <style:style style:name="TableColumn0202" style:family="table-column">
      <style:table-column-properties style:column-width="0.560417in"/>
    </style:style>
    <style:style style:name="TableColumn0203" style:family="table-column">
      <style:table-column-properties style:column-width="3.697917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927083in"/>
    </style:style>
    <style:style style:name="TableColumn0301" style:family="table-column">
      <style:table-column-properties style:column-width="4.765972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2.044444in"/>
    </style:style>
    <style:style style:name="TableColumn0401" style:family="table-column">
      <style:table-column-properties style:column-width="4.648611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2.083333in"/>
    </style:style>
    <style:style style:name="TableColumn0501" style:family="table-column">
      <style:table-column-properties style:column-width="4.609722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6.693056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2.760417in"/>
    </style:style>
    <style:style style:name="TableColumn0701" style:family="table-column">
      <style:table-column-properties style:column-width="3.932639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3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4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5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706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6.693056in"/>
    </style:style>
    <style:style style:name="Table08" style:family="table">
      <style:table-properties style:width="6.693056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6.693056in"/>
    </style:style>
    <style:style style:name="Table09" style:family="table">
      <style:table-properties style:width="6.693056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000" style:family="table-column">
      <style:table-column-properties style:column-width="2.231250in"/>
    </style:style>
    <style:style style:name="TableColumn1001" style:family="table-column">
      <style:table-column-properties style:column-width="2.231250in"/>
    </style:style>
    <style:style style:name="TableColumn1002" style:family="table-column">
      <style:table-column-properties style:column-width="2.231250in"/>
    </style:style>
    <style:style style:name="Table10" style:family="table">
      <style:table-properties style:width="6.693750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0.872222in"/>
    </style:style>
    <style:style style:name="TableColumn1101" style:family="table-column">
      <style:table-column-properties style:column-width="2.474306in"/>
    </style:style>
    <style:style style:name="TableColumn1102" style:family="table-column">
      <style:table-column-properties style:column-width="1.672917in"/>
    </style:style>
    <style:style style:name="TableColumn1103" style:family="table-column">
      <style:table-column-properties style:column-width="1.673611in"/>
    </style:style>
    <style:style style:name="Table11" style:family="table">
      <style:table-properties style:width="6.693056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1" style:family="table-row">
      <style:table-row-properties style:min-row-height="0.166667in"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4" style:family="table-row">
      <style:table-row-properties style:min-row-height="0.208333in"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Mener à bien un projet</text:span></text:p>
      <text:p text:style-name="P2"><text:span text:style-name="T2">Proposer un sujet de projet</text:span></text:p>
      <text:p text:style-name="P3"><text:span text:style-name="T3">Le projet doit être bien adapté à votre niveau et au temps imparti pour le mener à bien.</text:span></text:p>
      <text:p text:style-name="P4"><text:span text:style-name="T3">Écrire votre idée de sujet de projet :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6"><text:span text:style-name="T4">Jeu de plateforme avec pygame</text:span></text:p>
            <text:p text:style-name="P6"><text:span text:style-name="T4"/></text:p>
          </table:table-cell>
        </table:table-row>
      </table:table>
      <text:p text:style-name="P8"><text:span text:style-name="T4"/></text:p>
      <text:p text:style-name="P8"><text:span text:style-name="T4"/></text:p>
      <text:p text:style-name="P8"><text:span text:style-name="T5">Auto-évaluer la difficulté de ce projet :</text:span></text:p>
      <text:p text:style-name="P8"><text:span text:style-name="T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0"><text:span text:style-name="T7">Faisabilité du projet</text:span><text:span text:style-name="T8"/></text:p>
          </table:table-cell>
          <table:table-cell table:style-name="TableCell020001">
            <text:p text:style-name="P10"><text:span text:style-name="T9">Oui</text:span><text:span text:style-name="T10"/></text:p>
          </table:table-cell>
          <table:table-cell table:style-name="TableCell020002">
            <text:p text:style-name="P10"><text:span text:style-name="T11">non</text:span><text:span text:style-name="T12"/></text:p>
          </table:table-cell>
          <table:table-cell table:style-name="TableCell020003">
            <text:p text:style-name="P10"><text:span text:style-name="T13">Préciser</text:span><text:span text:style-name="T14"/></text:p>
          </table:table-cell>
        </table:table-row>
        <table:table-row table:style-name="TableRow0201">
          <table:table-cell table:style-name="TableCell020100">
            <text:p text:style-name="P13"><text:span text:style-name="T15">Le thème principal du projet a-t-il été traité pendant l’année ?</text:span></text:p>
            <text:p text:style-name="P13"><text:span text:style-name="T16"/></text:p>
          </table:table-cell>
          <table:table-cell table:style-name="TableCell020101">
            <text:p text:style-name="P13"><text:span text:style-name="T17">oui</text:span><text:span text:style-name="T18"/></text:p>
          </table:table-cell>
          <table:table-cell table:style-name="TableCell020102">
            <text:p text:style-name="P13"><text:span text:style-name="T19">non</text:span><text:span text:style-name="T20"/></text:p>
          </table:table-cell>
          <table:table-cell table:style-name="TableCell020103">
            <text:p text:style-name="P13"><text:span text:style-name="T21">nous n'avons pas parlé de pygame pendant l'année mais certaines fonctionnalitées en sont inspirées</text:span><text:span text:style-name="T22"/></text:p>
          </table:table-cell>
        </table:table-row>
        <table:table-row table:style-name="TableRow0202">
          <table:table-cell table:style-name="TableCell020200">
            <text:p text:style-name="P15"><text:span text:style-name="T23">Le cours de l’année est-il réinvesti dans ce projet ?</text:span></text:p>
            <text:p text:style-name="P15"><text:span text:style-name="T24"/></text:p>
          </table:table-cell>
          <table:table-cell table:style-name="TableCell020201">
            <text:p text:style-name="P15"><text:span text:style-name="T25">oui</text:span><text:span text:style-name="T26"/></text:p>
          </table:table-cell>
          <table:table-cell table:style-name="TableCell020202">
            <text:p text:style-name="P15"><text:span text:style-name="T26"/></text:p>
          </table:table-cell>
          <table:table-cell table:style-name="TableCell020203">
            <text:p text:style-name="P15"><text:span text:style-name="T27">certaines parties</text:span><text:span text:style-name="T28"/></text:p>
          </table:table-cell>
        </table:table-row>
        <table:table-row table:style-name="TableRow0203">
          <table:table-cell table:style-name="TableCell020300">
            <text:p text:style-name="P17"><text:span text:style-name="T29">Le projet a-t-il besoin d’une interface graphique ?</text:span></text:p>
            <text:p text:style-name="P17"><text:span text:style-name="T30"/></text:p>
          </table:table-cell>
          <table:table-cell table:style-name="TableCell020301">
            <text:p text:style-name="P17"><text:span text:style-name="T31">oui</text:span><text:span text:style-name="T32"/></text:p>
          </table:table-cell>
          <table:table-cell table:style-name="TableCell020302">
            <text:p text:style-name="P17"><text:span text:style-name="T32"/></text:p>
          </table:table-cell>
          <table:table-cell table:style-name="TableCell020303">
            <text:p text:style-name="P17"><text:span text:style-name="T33">pygame a été utilisé pour creer une interface graphique</text:span><text:span text:style-name="T34"/></text:p>
          </table:table-cell>
        </table:table-row>
        <table:table-row table:style-name="TableRow0204">
          <table:table-cell table:style-name="TableCell020400">
            <text:p text:style-name="P19"><text:span text:style-name="T35">Le projet nécessite-t-il du matériel électronique ? Est-il disponible au lycée ?</text:span></text:p>
            <text:p text:style-name="P19"><text:span text:style-name="T36"/></text:p>
          </table:table-cell>
          <table:table-cell table:style-name="TableCell020401">
            <text:p text:style-name="P19"><text:span text:style-name="T36"/></text:p>
          </table:table-cell>
          <table:table-cell table:style-name="TableCell020402">
            <text:p text:style-name="P19"><text:span text:style-name="T37">non</text:span><text:span text:style-name="T38"/></text:p>
          </table:table-cell>
          <table:table-cell table:style-name="TableCell020403">
            <text:p text:style-name="P19"><text:span text:style-name="T38"/></text:p>
          </table:table-cell>
        </table:table-row>
        <table:table-row table:style-name="TableRow0205">
          <table:table-cell table:style-name="TableCell020500">
            <text:p text:style-name="P21"><text:span text:style-name="T39">Le projet nécessite-t-il d’utiliser un nouveau langage de description ou de programmation ?</text:span></text:p>
            <text:p text:style-name="P21"><text:span text:style-name="T40"/></text:p>
          </table:table-cell>
          <table:table-cell table:style-name="TableCell020501">
            <text:p text:style-name="P21"><text:span text:style-name="T40"/></text:p>
          </table:table-cell>
          <table:table-cell table:style-name="TableCell020502">
            <text:p text:style-name="P21"><text:span text:style-name="T41">non</text:span><text:span text:style-name="T42"/></text:p>
          </table:table-cell>
          <table:table-cell table:style-name="TableCell020503">
            <text:p text:style-name="P21"><text:span text:style-name="T43">python</text:span><text:span text:style-name="T44"/></text:p>
          </table:table-cell>
        </table:table-row>
        <table:table-row table:style-name="TableRow0206">
          <table:table-cell table:style-name="TableCell020600">
            <text:p text:style-name="P23"><text:span text:style-name="T45">Le projet nécessite-t-il de traiter des données au format CSV ?</text:span></text:p>
            <text:p text:style-name="P23"><text:span text:style-name="T46"/></text:p>
          </table:table-cell>
          <table:table-cell table:style-name="TableCell020601">
            <text:p text:style-name="P23"><text:span text:style-name="T47">oui</text:span><text:span text:style-name="T48"/></text:p>
          </table:table-cell>
          <table:table-cell table:style-name="TableCell020602">
            <text:p text:style-name="P23"><text:span text:style-name="T48"/></text:p>
          </table:table-cell>
          <table:table-cell table:style-name="TableCell020603">
            <text:p text:style-name="P23"><text:span text:style-name="T49">pour les niveaux nous avons utiliser des fichiers csv, c'est ce qui nous semblait le plus pratique</text:span><text:span text:style-name="T50"/></text:p>
          </table:table-cell>
        </table:table-row>
        <table:table-row table:style-name="TableRow0207">
          <table:table-cell table:style-name="TableCell020700">
            <text:p text:style-name="P25"><text:span text:style-name="T51">Le projet met-il en<text:s/></text:span><text:span text:style-name="T52">œ</text:span><text:span text:style-name="T53">uvre une simulation d’exp</text:span><text:span text:style-name="T54">érience ?</text:span></text:p>
            <text:p text:style-name="P25"><text:span text:style-name="T55"/></text:p>
          </table:table-cell>
          <table:table-cell table:style-name="TableCell020701">
            <text:p text:style-name="P25"><text:span text:style-name="T55"/></text:p>
          </table:table-cell>
          <table:table-cell table:style-name="TableCell020702">
            <text:p text:style-name="P25"><text:span text:style-name="T56">non</text:span><text:span text:style-name="T57"/></text:p>
          </table:table-cell>
          <table:table-cell table:style-name="TableCell020703">
            <text:p text:style-name="P25"><text:span text:style-name="T57"/></text:p>
          </table:table-cell>
        </table:table-row>
      </table:table>
      <text:p text:style-name="P27"><text:span text:style-name="T57"/></text:p>
      <text:p text:style-name="P27"><text:span text:style-name="T57"/></text:p>
      <text:p text:style-name="P28"><text:span text:style-name="T58">Travailler en équipe</text:span></text:p>
      <text:p text:style-name="P29"><text:span text:style-name="T59">Le projet doit être développé en collaboration avec des échanges de bonne qualité et constructifs au sein de l’équipe.</text:span></text:p>
      <text:p text:style-name="P29"><text:span text:style-name="T60">Les membres de l’équipe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1"><text:span text:style-name="T62">Élève</text:span><text:span text:style-name="T63"/></text:p>
          </table:table-cell>
          <table:table-cell table:style-name="TableCell030001">
            <text:p text:style-name="P31"><text:span text:style-name="T64">Thèmes du cours préférés /compétences</text:span><text:span text:style-name="T65"/></text:p>
          </table:table-cell>
        </table:table-row>
        <table:table-row table:style-name="TableRow0301">
          <table:table-cell table:style-name="TableCell030100">
            <text:p text:style-name="P34"><text:span text:style-name="T66">David</text:span></text:p>
            <text:p text:style-name="P34"><text:span text:style-name="T67"/></text:p>
          </table:table-cell>
          <table:table-cell table:style-name="TableCell030101">
            <text:p text:style-name="P34"><text:span text:style-name="T68">Developpement dans l'ensemble</text:span><text:span text:style-name="T69"/></text:p>
          </table:table-cell>
        </table:table-row>
        <table:table-row table:style-name="TableRow0302">
          <table:table-cell table:style-name="TableCell030200">
            <text:p text:style-name="P36"><text:span text:style-name="T70">Benjamin</text:span></text:p>
            <text:p text:style-name="P36"><text:span text:style-name="T71"/></text:p>
          </table:table-cell>
          <table:table-cell table:style-name="TableCell030201">
            <text:p text:style-name="P36"><text:span text:style-name="T72">textures, graphisme, developpement orienté algorithmes</text:span><text:span text:style-name="T73"/></text:p>
          </table:table-cell>
        </table:table-row>
        <table:table-row table:style-name="TableRow0303">
          <table:table-cell table:style-name="TableCell030300">
            <text:p text:style-name="P38"><text:span text:style-name="T73"/></text:p>
            <text:p text:style-name="P38"><text:span text:style-name="T73"/></text:p>
          </table:table-cell>
          <table:table-cell table:style-name="TableCell030301">
            <text:p text:style-name="P38"><text:span text:style-name="T73"/></text:p>
          </table:table-cell>
        </table:table-row>
      </table:table>
      <text:p text:style-name="P40"><text:span text:style-name="T73"/></text:p>
      <text:p text:style-name="P40"><text:span text:style-name="T74">La communication dans l’équipe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42"><text:span text:style-name="T76">Moyens de communications</text:span><text:span text:style-name="T77"/></text:p>
          </table:table-cell>
          <table:table-cell table:style-name="TableCell040001">
            <text:p text:style-name="P42"><text:span text:style-name="T78">Discord</text:span></text:p>
            <text:p text:style-name="P42"><text:span text:style-name="T79"/></text:p>
          </table:table-cell>
        </table:table-row>
        <table:table-row table:style-name="TableRow0401">
          <table:table-cell table:style-name="TableCell040100">
            <text:p text:style-name="P45"><text:span text:style-name="T80">Rencontres prévues hors du temps de classe.</text:span><text:span text:style-name="T81"/></text:p>
          </table:table-cell>
          <table:table-cell table:style-name="TableCell040101">
            <text:p text:style-name="P45"><text:span text:style-name="T82">1 à 2 par semaine</text:span></text:p>
            <text:p text:style-name="P45"><text:span text:style-name="T83"/></text:p>
            <text:p text:style-name="P45"><text:span text:style-name="T83"/></text:p>
          </table:table-cell>
        </table:table-row>
      </table:table>
      <text:p text:style-name="P47"><text:span text:style-name="T83"/></text:p>
      <text:p text:style-name="P47"><text:span text:style-name="T84">Temps prévu pour réaliser le projet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49"><text:span text:style-name="T86">Heures en classe</text:span></text:p>
            <text:p text:style-name="P49"><text:span text:style-name="T87"/></text:p>
          </table:table-cell>
          <table:table-cell table:style-name="TableCell050001">
            <text:p text:style-name="P49"><text:span text:style-name="T88">0</text:span><text:span text:style-name="T89"/></text:p>
          </table:table-cell>
        </table:table-row>
        <table:table-row table:style-name="TableRow0501">
          <table:table-cell table:style-name="TableCell050100">
            <text:p text:style-name="P52"><text:span text:style-name="T90">Heures de travail personnel</text:span></text:p>
            <text:p text:style-name="P52"><text:span text:style-name="T91"/></text:p>
          </table:table-cell>
          <table:table-cell table:style-name="TableCell050101">
            <text:p text:style-name="P52"><text:span text:style-name="T92">~ 100h</text:span><text:span text:style-name="T93"/></text:p>
          </table:table-cell>
        </table:table-row>
        <table:table-row table:style-name="TableRow0502">
          <table:table-cell table:style-name="TableCell050200">
            <text:p text:style-name="P54"><text:span text:style-name="T94">Total en heures</text:span></text:p>
            <text:p text:style-name="P54"><text:span text:style-name="T95"/></text:p>
          </table:table-cell>
          <table:table-cell table:style-name="TableCell050201">
            <text:p text:style-name="P54"><text:span text:style-name="T96">100h</text:span><text:span text:style-name="T97"/></text:p>
          </table:table-cell>
        </table:table-row>
      </table:table>
      <text:p text:style-name="P56"><text:span text:style-name="T97"/></text:p>
      <text:p text:style-name="P57"><text:span text:style-name="T98">Contenu du projet</text:span></text:p>
      <text:p text:style-name="P58"><text:span text:style-name="T99"/></text:p>
      <text:p text:style-name="P58"><text:span text:style-name="T100">Production minimum viable :</text:span></text:p>
      <text:p text:style-name="P58"><text:span text:style-name="T101">Dans le cadre de la conception d’un projet, on appelle<text:s/></text:span><text:span text:style-name="T102">production minimum viable</text:span><text:span text:style-name="T103"><text:s/>(ou MVP de l’anglais :<text:s/></text:span><text:span text:style-name="T104"><text:s/>minimum viable product</text:span><text:span text:style-name="T105">) la version minimale du projet qui permettrait de résoudre le c</text:span><text:span text:style-name="T106">œur de la probl</text:span><text:span text:style-name="T107">ématique.</text:span></text:p>
      <text:p text:style-name="P58"><text:span text:style-name="T108">Quel est l’objectif minimal à atteindre ?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60"><text:span text:style-name="T110">jeu jouable</text:span><text:span text:style-name="T111"/></text:p>
          </table:table-cell>
        </table:table-row>
      </table:table>
      <text:p text:style-name="P62"><text:span text:style-name="T111"/></text:p>
      <text:p text:style-name="P62"><text:span text:style-name="T112">Réalisation :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64"><text:span text:style-name="T114">Le projet est-il décomposable en sous-problèmes ?</text:span></text:p>
            <text:p text:style-name="P64"><text:span text:style-name="T115"/></text:p>
          </table:table-cell>
          <table:table-cell table:style-name="TableCell070001">
            <text:p text:style-name="P64"><text:span text:style-name="T116">non</text:span><text:span text:style-name="T117"/></text:p>
          </table:table-cell>
        </table:table-row>
        <table:table-row table:style-name="TableRow0701">
          <table:table-cell table:style-name="TableCell070100">
            <text:p text:style-name="P67"><text:span text:style-name="T118">Y a-t-il des situations déjà analysées et pour lesquelles des solutions sont réutilisables ?</text:span></text:p>
            <text:p text:style-name="P67"><text:span text:style-name="T119"/></text:p>
          </table:table-cell>
          <table:table-cell table:style-name="TableCell070101">
            <text:p text:style-name="P67"><text:span text:style-name="T120">non</text:span><text:span text:style-name="T121"/></text:p>
          </table:table-cell>
        </table:table-row>
        <table:table-row table:style-name="TableRow0702">
          <table:table-cell table:style-name="TableCell070200">
            <text:p text:style-name="P69"><text:span text:style-name="T122">Quels types construits allez-vous utiliser ?</text:span></text:p>
            <text:p text:style-name="P69"><text:span text:style-name="T123"/></text:p>
          </table:table-cell>
          <table:table-cell table:style-name="TableCell070201">
            <text:p text:style-name="P69"><text:span text:style-name="T124">je ne sais pas</text:span><text:span text:style-name="T125"/></text:p>
          </table:table-cell>
        </table:table-row>
        <table:table-row table:style-name="TableRow0703">
          <table:table-cell table:style-name="TableCell070300">
            <text:p text:style-name="P71"><text:span text:style-name="T126">Le projet nécessite-t-il des bibliothèques spécifiques ?</text:span></text:p>
            <text:p text:style-name="P71"><text:span text:style-name="T127"/></text:p>
          </table:table-cell>
          <table:table-cell table:style-name="TableCell070301">
            <text:p text:style-name="P71"><text:span text:style-name="T128">pygame, random, csv, os</text:span><text:span text:style-name="T129"/></text:p>
          </table:table-cell>
        </table:table-row>
        <table:table-row table:style-name="TableRow0704">
          <table:table-cell table:style-name="TableCell070400">
            <text:p text:style-name="P73"><text:span text:style-name="T130">Avez-vous pensez aux tests, assertions et préconditions ?</text:span></text:p>
            <text:p text:style-name="P73"><text:span text:style-name="T131"/></text:p>
          </table:table-cell>
          <table:table-cell table:style-name="TableCell070401">
            <text:p text:style-name="P73"><text:span text:style-name="T131"/></text:p>
          </table:table-cell>
        </table:table-row>
        <table:table-row table:style-name="TableRow0705">
          <table:table-cell table:style-name="TableCell070500">
            <text:p text:style-name="P75"><text:span text:style-name="T132">Y a-t-il des interactions avec l’utilisateur final ?</text:span></text:p>
            <text:p text:style-name="P75"><text:span text:style-name="T133"/></text:p>
          </table:table-cell>
          <table:table-cell table:style-name="TableCell070501">
            <text:p text:style-name="P75"><text:span text:style-name="T134">oui</text:span><text:span text:style-name="T135"/></text:p>
          </table:table-cell>
        </table:table-row>
        <table:table-row table:style-name="TableRow0706">
          <table:table-cell table:style-name="TableCell070600">
            <text:p text:style-name="P77"><text:span text:style-name="T136">Le projet a-t-il besoin d’une interface graphique ?</text:span></text:p>
            <text:p text:style-name="P77"><text:span text:style-name="T137"/></text:p>
          </table:table-cell>
          <table:table-cell table:style-name="TableCell070601">
            <text:p text:style-name="P77"><text:span text:style-name="T138">oui, pygame</text:span><text:span text:style-name="T139"/></text:p>
          </table:table-cell>
        </table:table-row>
      </table:table>
      <text:p text:style-name="P79"><text:span text:style-name="T139"/></text:p>
      <text:p text:style-name="P79"><text:span text:style-name="T140">Informations à collecter et sources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81"><text:span text:style-name="T141"/></text:p>
          </table:table-cell>
        </table:table-row>
      </table:table>
      <text:p text:style-name="P83"><text:span text:style-name="T141"/></text:p>
      <text:p text:style-name="P83"><text:span text:style-name="T142">Difficultés à prévoir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85"><text:span text:style-name="T143"/></text:p>
          </table:table-cell>
        </table:table-row>
      </table:table>
      <text:p text:style-name="P87"><text:span text:style-name="T143"/></text:p>
      <text:p text:style-name="P88"><text:span text:style-name="T144">Planning prévisionnel</text:span></text:p>
      <text:p text:style-name="P89"><text:span text:style-name="T145">Pour réussir un projet de groupe, il faut mettre en évidence les tâches à réaliser et les répartir entre chaque membre du groupe avec des dates pour lesquelles certaines parties du projet doivent être terminées.</text:span></text:p>
      <table:table table:style-name="Table10">
        <table:table-column table:style-name="TableColumn1000"/>
        <table:table-column table:style-name="TableColumn1001"/>
        <table:table-column table:style-name="TableColumn1002"/>
        <table:table-row table:style-name="TableRow1000">
          <table:table-cell table:style-name="TableCell100000">
            <text:p text:style-name="P91"><text:span text:style-name="T147">Membre du groupe<text:s/></text:span><text:span text:style-name="T148"/></text:p>
          </table:table-cell>
          <table:table-cell table:style-name="TableCell100001">
            <text:p text:style-name="P91"><text:span text:style-name="T149">Tâche à effectuer</text:span><text:span text:style-name="T150"/></text:p>
          </table:table-cell>
          <table:table-cell table:style-name="TableCell100002">
            <text:p text:style-name="P91"><text:span text:style-name="T151">Pour quand ?</text:span><text:span text:style-name="T152"/></text:p>
          </table:table-cell>
        </table:table-row>
        <table:table-row table:style-name="TableRow1001">
          <table:table-cell table:style-name="TableCell100100">
            <text:p text:style-name="P94"><text:span text:style-name="T152"/></text:p>
          </table:table-cell>
          <table:table-cell table:style-name="TableCell100101">
            <text:p text:style-name="P94"><text:span text:style-name="T152"/></text:p>
          </table:table-cell>
          <table:table-cell table:style-name="TableCell100102">
            <text:p text:style-name="P94"><text:span text:style-name="T152"/></text:p>
          </table:table-cell>
        </table:table-row>
        <table:table-row table:style-name="TableRow1002">
          <table:table-cell table:style-name="TableCell100200">
            <text:p text:style-name="P96"><text:span text:style-name="T152"/></text:p>
          </table:table-cell>
          <table:table-cell table:style-name="TableCell100201">
            <text:p text:style-name="P96"><text:span text:style-name="T152"/></text:p>
          </table:table-cell>
          <table:table-cell table:style-name="TableCell100202">
            <text:p text:style-name="P96"><text:span text:style-name="T152"/></text:p>
          </table:table-cell>
        </table:table-row>
        <table:table-row table:style-name="TableRow1003">
          <table:table-cell table:style-name="TableCell100300">
            <text:p text:style-name="P98"><text:span text:style-name="T152"/></text:p>
          </table:table-cell>
          <table:table-cell table:style-name="TableCell100301">
            <text:p text:style-name="P98"><text:span text:style-name="T152"/></text:p>
          </table:table-cell>
          <table:table-cell table:style-name="TableCell100302">
            <text:p text:style-name="P98"><text:span text:style-name="T152"/></text:p>
          </table:table-cell>
        </table:table-row>
        <table:table-row table:style-name="TableRow1004">
          <table:table-cell table:style-name="TableCell100400">
            <text:p text:style-name="P100"><text:span text:style-name="T152"/></text:p>
          </table:table-cell>
          <table:table-cell table:style-name="TableCell100401">
            <text:p text:style-name="P100"><text:span text:style-name="T152"/></text:p>
          </table:table-cell>
          <table:table-cell table:style-name="TableCell100402">
            <text:p text:style-name="P100"><text:span text:style-name="T152"/></text:p>
          </table:table-cell>
        </table:table-row>
        <table:table-row table:style-name="TableRow1005">
          <table:table-cell table:style-name="TableCell100500">
            <text:p text:style-name="P102"><text:span text:style-name="T152"/></text:p>
          </table:table-cell>
          <table:table-cell table:style-name="TableCell100501">
            <text:p text:style-name="P102"><text:span text:style-name="T152"/></text:p>
          </table:table-cell>
          <table:table-cell table:style-name="TableCell100502">
            <text:p text:style-name="P102"><text:span text:style-name="T152"/></text:p>
          </table:table-cell>
        </table:table-row>
        <table:table-row table:style-name="TableRow1006">
          <table:table-cell table:style-name="TableCell100600">
            <text:p text:style-name="P104"><text:span text:style-name="T152"/></text:p>
          </table:table-cell>
          <table:table-cell table:style-name="TableCell100601">
            <text:p text:style-name="P104"><text:span text:style-name="T152"/></text:p>
          </table:table-cell>
          <table:table-cell table:style-name="TableCell100602">
            <text:p text:style-name="P104"><text:span text:style-name="T152"/></text:p>
          </table:table-cell>
        </table:table-row>
        <table:table-row table:style-name="TableRow1007">
          <table:table-cell table:style-name="TableCell100700">
            <text:p text:style-name="P106"><text:span text:style-name="T152"/></text:p>
          </table:table-cell>
          <table:table-cell table:style-name="TableCell100701">
            <text:p text:style-name="P106"><text:span text:style-name="T152"/></text:p>
          </table:table-cell>
          <table:table-cell table:style-name="TableCell100702">
            <text:p text:style-name="P106"><text:span text:style-name="T152"/></text:p>
          </table:table-cell>
        </table:table-row>
      </table:table>
      <text:p text:style-name="P108"><text:span text:style-name="T152"/></text:p>
      <text:p text:style-name="P109"><text:span text:style-name="T153">Avancée du projet</text:span></text:p>
      <text:p text:style-name="P110"><text:span text:style-name="T154">Le tableau doit rendre compte des tâches réalisées, des difficultés, des solutions trouvées, et des suggestion et améliorations à apporter.</text:span></text:p>
      <table:table table:style-name="Table11">
        <table:table-column table:style-name="TableColumn1100"/>
        <table:table-column table:style-name="TableColumn1101"/>
        <table:table-column table:style-name="TableColumn1102"/>
        <table:table-column table:style-name="TableColumn1103"/>
        <table:table-row table:style-name="TableRow1100">
          <table:table-cell table:style-name="TableCell110000">
            <text:p text:style-name="P112"><text:span text:style-name="T156">Date</text:span><text:span text:style-name="T157"/></text:p>
          </table:table-cell>
          <table:table-cell table:style-name="TableCell110001">
            <text:p text:style-name="P112"><text:span text:style-name="T158">Tâche réalisée</text:span><text:span text:style-name="T159"/></text:p>
          </table:table-cell>
          <table:table-cell table:style-name="TableCell110002">
            <text:p text:style-name="P112"><text:span text:style-name="T160">Difficultés-solutions</text:span><text:span text:style-name="T161"/></text:p>
          </table:table-cell>
          <table:table-cell table:style-name="TableCell110003">
            <text:p text:style-name="P112"><text:span text:style-name="T162">Amélioration à faire</text:span><text:span text:style-name="T163"/></text:p>
          </table:table-cell>
        </table:table-row>
        <table:table-row table:style-name="TableRow1101">
          <table:table-cell table:style-name="TableCell110100">
            <text:p text:style-name="P115"><text:span text:style-name="T163"/></text:p>
          </table:table-cell>
          <table:table-cell table:style-name="TableCell110101">
            <text:p text:style-name="P115"><text:span text:style-name="T163">apprendre la lib pygame</text:span></text:p>
          </table:table-cell>
          <table:table-cell table:style-name="TableCell110102">
            <text:p text:style-name="P115"><text:span text:style-name="T163">difficulté de la lib/youtube, documentions pygame</text:span></text:p>
          </table:table-cell>
          <table:table-cell table:style-name="TableCell110103">
            <text:p text:style-name="P115"><text:span text:style-name="T163">ameliorer le niveau</text:span></text:p>
          </table:table-cell>
        </table:table-row>
        <table:table-row table:style-name="TableRow1102">
          <table:table-cell table:style-name="TableCell110200">
            <text:p text:style-name="P118"><text:span text:style-name="T163"/></text:p>
          </table:table-cell>
          <table:table-cell table:style-name="TableCell110201">
            <text:p text:style-name="P118"><text:span text:style-name="T163">bases du jeu avec le joueur</text:span></text:p>
          </table:table-cell>
          <table:table-cell table:style-name="TableCell110202">
            <text:p text:style-name="P118"><text:span text:style-name="T163">documentions pygame, internet</text:span></text:p>
          </table:table-cell>
          <table:table-cell table:style-name="TableCell110203">
            <text:p text:style-name="P118"><text:span text:style-name="T163"/></text:p>
          </table:table-cell>
        </table:table-row>
        <table:table-row table:style-name="TableRow1103">
          <table:table-cell table:style-name="TableCell110300">
            <text:p text:style-name="P120"><text:span text:style-name="T163"/></text:p>
          </table:table-cell>
          <table:table-cell table:style-name="TableCell110301">
            <text:p text:style-name="P120"><text:span text:style-name="T163">creation des ennemis et de leur ia</text:span></text:p>
          </table:table-cell>
          <table:table-cell table:style-name="TableCell110302">
            <text:p text:style-name="P120"><text:span text:style-name="T163">documentions pygame, internet</text:span></text:p>
          </table:table-cell>
          <table:table-cell table:style-name="TableCell110303">
            <text:p text:style-name="P120"><text:span text:style-name="T163">ameliorer l'ia</text:span></text:p>
          </table:table-cell>
        </table:table-row>
        <table:table-row table:style-name="TableRow1104">
          <table:table-cell table:style-name="TableCell110400">
            <text:p text:style-name="P123"><text:span text:style-name="T163"/></text:p>
          </table:table-cell>
          <table:table-cell table:style-name="TableCell110401">
            <text:p text:style-name="P123"><text:span text:style-name="T163">creation de la map</text:span></text:p>
          </table:table-cell>
          <table:table-cell table:style-name="TableCell110402">
            <text:p text:style-name="P123"><text:span text:style-name="T163">documentions pygame, internet</text:span></text:p>
          </table:table-cell>
          <table:table-cell table:style-name="TableCell110403">
            <text:p text:style-name="P123"><text:span text:style-name="T163">map plus travaillées</text:span></text:p>
          </table:table-cell>
        </table:table-row>
        <table:table-row table:style-name="TableRow1105">
          <table:table-cell table:style-name="TableCell110500">
            <text:p text:style-name="P126"><text:span text:style-name="T163"/></text:p>
          </table:table-cell>
          <table:table-cell table:style-name="TableCell110501">
            <text:p text:style-name="P126"><text:span text:style-name="T163">background</text:span></text:p>
          </table:table-cell>
          <table:table-cell table:style-name="TableCell110502">
            <text:p text:style-name="P126"><text:span text:style-name="T163">documentions pygame, internet</text:span></text:p>
          </table:table-cell>
          <table:table-cell table:style-name="TableCell110503">
            <text:p text:style-name="P126"><text:span text:style-name="T163"/></text:p>
          </table:table-cell>
        </table:table-row>
        <table:table-row table:style-name="TableRow1106">
          <table:table-cell table:style-name="TableCell110600">
            <text:p text:style-name="P128"><text:span text:style-name="T163"/></text:p>
          </table:table-cell>
          <table:table-cell table:style-name="TableCell110601">
            <text:p text:style-name="P128"><text:span text:style-name="T163">scroll</text:span></text:p>
          </table:table-cell>
          <table:table-cell table:style-name="TableCell110602">
            <text:p text:style-name="P128"><text:span text:style-name="T163">documentions pygame, internet</text:span></text:p>
          </table:table-cell>
          <table:table-cell table:style-name="TableCell110603">
            <text:p text:style-name="P128"><text:span text:style-name="T163">scroll en y </text:span></text:p>
          </table:table-cell>
        </table:table-row>
        <table:table-row table:style-name="TableRow1107">
          <table:table-cell table:style-name="TableCell110700">
            <text:p text:style-name="P130"><text:span text:style-name="T163"/></text:p>
          </table:table-cell>
          <table:table-cell table:style-name="TableCell110701">
            <text:p text:style-name="P130"><text:span text:style-name="T163">ameliorations</text:span></text:p>
          </table:table-cell>
          <table:table-cell table:style-name="TableCell110702">
            <text:p text:style-name="P130"><text:span text:style-name="T163">documentions pygame, internet</text:span></text:p>
          </table:table-cell>
          <table:table-cell table:style-name="TableCell110703">
            <text:p text:style-name="P130"><text:span text:style-name="T163">plus de fonctionnalitées</text:span></text:p>
          </table:table-cell>
        </table:table-row>
        <table:table-row table:style-name="TableRow1108">
          <table:table-cell table:style-name="TableCell110800">
            <text:p text:style-name="P132"><text:span text:style-name="T163"/></text:p>
          </table:table-cell>
          <table:table-cell table:style-name="TableCell110801">
            <text:p text:style-name="P132"><text:span text:style-name="T163"/></text:p>
          </table:table-cell>
          <table:table-cell table:style-name="TableCell110802">
            <text:p text:style-name="P132"><text:span text:style-name="T163"/></text:p>
          </table:table-cell>
          <table:table-cell table:style-name="TableCell110803">
            <text:p text:style-name="P132"><text:span text:style-name="T163"/></text:p>
          </table:table-cell>
        </table:table-row>
      </table:table>
      <text:p text:style-name="P134"><text:span text:style-name="T163"/></text:p>
      <text:p text:style-name="P134"><text:span text:style-name="T163"/></text:p>
      <text:p text:style-name="P135"><text:span text:style-name="T164">Rédaction du dossier de projet</text:span></text:p>
      <text:p text:style-name="P136"><text:span text:style-name="T165">Le dossier de projet doit être élaboré à l’aide de l’outil informatique.</text:span></text:p>
      <text:p text:style-name="P136"><text:span text:style-name="T165">Il doit mettre en évidence:</text:span></text:p>
      <text:list text:style-name="L137">
        <text:list-item>
          <text:p text:style-name="P137"><text:span text:style-name="T165">Le but visé et les moyens pour l’atteindre ;</text:span></text:p>
        </text:list-item>
        <text:list-item>
          <text:p text:style-name="P137"><text:span text:style-name="T165">Les étapes qui ont conduit au résultat final ;</text:span></text:p>
        </text:list-item>
        <text:list-item>
          <text:p text:style-name="P137"><text:span text:style-name="T165">le rôle joué par chacun dans l’équipe.</text:span></text:p>
        </text:list-item>
      </text:list>
      <text:p text:style-name="P138"><text:span text:style-name="T166"/></text:p>
      <text:list text:style-name="L139">
        <text:list-item>
          <text:p text:style-name="P139"><text:span text:style-name="T167">Présenter la problématique et la solution de votre projet</text:span></text:p>
        </text:list-item>
        <text:list-item>
          <text:p text:style-name="P139"><text:span text:style-name="T167">Présenter un schéma de fonctionnement du programme</text:span></text:p>
        </text:list-item>
        <text:list-item>
          <text:p text:style-name="P139"><text:span text:style-name="T167">Développer une argumentation des choix réalisés dans le cadre du projet.</text:span></text:p>
        </text:list-item>
        <text:list-item>
          <text:p text:style-name="P139"><text:span text:style-name="T167">Quelle forme aura le projet au final( démonstration, simulation, site web …) ?</text:span></text:p>
        </text:list-item>
        <text:list-item>
          <text:p text:style-name="P139"><text:span text:style-name="T167">Quelles sont les difficultés et les solutions apportées ?</text:span></text:p>
        </text:list-item>
        <text:list-item>
          <text:p text:style-name="P139"><text:span text:style-name="T167">Décrire votre rôle au sein de l’équipe.</text:span></text:p>
        </text:list-item>
        <text:list-item>
          <text:p text:style-name="P139"><text:span text:style-name="T167">Quel prolongement pouvez-vous imaginer pour le projet 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